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8000" fo:font-weight="normal" style:font-weight-asian="normal" style:font-weight-complex="normal"/>
    </style:style>
    <style:style style:name="P7" style:family="paragraph" style:parent-style-name="Standard">
      <style:text-properties fo:color="#0000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color="#cc0000" fo:font-weight="normal" style:font-weight-asian="normal" style:font-weight-complex="normal"/>
    </style:style>
    <style:style style:name="P9" style:family="paragraph" style:parent-style-name="Standard">
      <style:text-properties fo:color="#cc0000" fo:font-size="9pt" fo:font-weight="bold" style:font-size-asian="9pt" style:font-weight-asian="bold" style:font-size-complex="9pt" style:font-weight-complex="bold"/>
    </style:style>
    <style:style style:name="P10" style:family="paragraph" style:parent-style-name="Standard" style:list-style-name="L1"/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style:font-name="Courier 10 Pitch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Courier 10 Pitch" fo:font-size="12pt" style:font-size-asian="12pt" style:font-size-complex="12pt"/>
    </style:style>
    <style:style style:name="P15" style:family="paragraph" style:parent-style-name="Standard">
      <style:text-properties fo:color="#33cc66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color="#008000" fo:font-size="14pt" style:font-size-asian="14pt" style:font-size-complex="14pt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  <style:style style:name="T11" style:family="text">
      <style:text-properties style:font-name="Cantarell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Cantarell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Cantarell" fo:font-size="11pt" fo:font-weight="normal" style:font-size-asian="11pt" style:font-weight-asian="normal" style:font-size-complex="11pt" style:font-weight-complex="normal"/>
    </style:style>
    <style:style style:name="T15" style:family="tex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Cantarell"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808000" draw:fill="solid" draw:fill-color="#b3b3b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draw:marker-start="Arrow" draw:marker-start-width="0.1in" draw:marker-end="Arrow" draw:marker-end-width="0.1in" draw:textarea-horizontal-align="center" draw:textarea-vertical-align="middle" fo:padding-top="0.0098in" fo:padding-bottom="0.0098in" fo:padding-left="0.0098in" fo:padding-right="0.00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draw:marker-start="" draw:marker-start-width="0.1in" draw:marker-end="Arrow" draw:marker-end-width="0.1in" draw:textarea-horizontal-align="center" draw:textarea-vertical-align="middle" fo:padding-top="0.0098in" fo:padding-bottom="0.0098in" fo:padding-left="0.0098in" fo:padding-right="0.00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2" draw:text-style-name="P17" svg:width="2.063in" svg:height="0.2606in" svg:x="2.0252in" svg:y="1.4618in"><text:p text:style-name="P17"><text:span text:style-name="T3">Message Queue</text:span></text:p></draw:rect><draw:line text:anchor-type="paragraph" draw:z-index="4" draw:style-name="gr3" draw:text-style-name="P16" svg:x1="4.0874in" svg:y1="1.5866in" svg:x2="4.952in" svg:y2="1.5866in"><text:p/></draw:line><draw:line text:anchor-type="paragraph" draw:z-index="5" draw:style-name="gr3" draw:text-style-name="P16" svg:x1="5.6602in" svg:y1="1.7661in" svg:x2="5.6602in" svg:y2="2.3516in"><text:p/></draw:line><text:tab/><text:tab/><text:tab/><text:span text:style-name="T12">DAS interfacing with Online <text:s text:c="21"/></text:span><text:span text:style-name="T16">Date:6/9/2013</text:span></text:p>
      <text:p text:style-name="Standard"><text:span text:style-name="T16"/></text:p>
      <text:p text:style-name="Standard"><draw:rect text:anchor-type="paragraph" draw:z-index="8" draw:style-name="gr2" draw:text-style-name="P17" svg:width="0.7441in" svg:height="0.3858in" svg:x="3.7709in" svg:y="0.1854in"><text:p text:style-name="P17"><text:span text:style-name="T3">GUI</text:span></text:p></draw:rect><text:span text:style-name="T3"/></text:p>
      <text:p text:style-name="Standard"><draw:frame text:anchor-type="paragraph" draw:z-index="9" draw:style-name="gr4" svg:width="1.3232in" svg:height="0.2252in" svg:x="5.4043in" svg:y="0.0839in"><draw:text-box><text:p><text:s/><text:span text:style-name="T3">Corrsel.hdr</text:span></text:p></draw:text-box></draw:frame><draw:line text:anchor-type="paragraph" draw:z-index="10" draw:style-name="gr5" draw:text-style-name="P16" svg:x1="4.5146in" svg:y1="0.1783in" svg:x2="5.4626in" svg:y2="0.1783in"><text:p/></draw:line><text:span text:style-name="T3"/></text:p>
      <text:p text:style-name="Standard"><draw:rect text:anchor-type="paragraph" draw:z-index="0" draw:style-name="gr1" draw:text-style-name="P16" svg:width="1.2398in" svg:height="0.365in" svg:x="0.1917in" svg:y="0.5047in"><text:p text:style-name="P16"><text:span text:style-name="T3"/></text:p><text:p text:style-name="P16"><text:span text:style-name="T3">Online</text:span></text:p><text:p text:style-name="P16"/></draw:rect><draw:rect text:anchor-type="paragraph" draw:z-index="2" draw:style-name="gr2" draw:text-style-name="P17" svg:width="1.2713in" svg:height="0.3858in" svg:x="4.952in" svg:y="0.5256in"><text:p text:style-name="P17"><text:span text:style-name="T3">DAS SERVER</text:span></text:p></draw:rect><draw:line text:anchor-type="paragraph" draw:z-index="11" draw:style-name="gr5" draw:text-style-name="P16" svg:x1="5.7543in" svg:y1="0.0228in" svg:x2="5.7543in" svg:y2="0.5256in"><text:p/></draw:line><text:span text:style-name="T3"/></text:p>
      <text:p text:style-name="Standard"><draw:line text:anchor-type="paragraph" draw:z-index="7" draw:style-name="gr3" draw:text-style-name="P16" svg:x1="1.4311in" svg:y1="0.4583in" svg:x2="2.0248in" svg:y2="0.4583in"><text:p/></draw:line><text:span text:style-name="T3"/></text:p>
      <text:p text:style-name="Standard"><text:span text:style-name="T3"/></text:p>
      <text:p text:style-name="Standard"><draw:frame text:anchor-type="paragraph" draw:z-index="6" draw:style-name="gr4" svg:width="1.3232in" svg:height="0.2252in" svg:x="2.3791in" svg:y="0.1673in"><draw:text-box><text:p><text:s text:c="2"/><text:span text:style-name="T3">MSG ID is 201</text:span></text:p></draw:text-box></draw:frame><text:span text:style-name="T3"/></text:p>
      <text:p text:style-name="Standard"><draw:rect text:anchor-type="paragraph" draw:z-index="3" draw:style-name="gr2" draw:text-style-name="P17" svg:width="1.8232in" svg:height="0.3835in" svg:x="4.4835in" svg:y="0.5398in"><text:p text:style-name="P17"><text:span text:style-name="T3">Correlator system</text:span></text:p></draw:rect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1"><text:span text:style-name="T2">Figure shows how Online is interfaced with Correlator system via DAS SERVER.</text:span></text:p>
      <text:p text:style-name="P1"><text:span text:style-name="T2"/></text:p>
      <text:p text:style-name="P1"><text:span text:style-name="T2">Das server starts reading corresel.hdr file generated by GUI. Online send commands to DAS server via message queue.</text:span></text:p>
      <text:p text:style-name="P1"><text:span text:style-name="T2"/></text:p>
      <text:p text:style-name="P1"><text:span text:style-name="T2">There are mainly six commands which are send by Online to the DAS server :</text:span></text:p>
      <text:p text:style-name="P1"><text:span text:style-name="T2"/></text:p>
      <text:list xml:id="list1046760812" text:style-name="L1">
        <text:list-item>
          <text:p text:style-name="P10">initndas <text:s text:c="2"/>=&gt; <text:s/>DAS init</text:p>
        </text:list-item>
        <text:list-item>
          <text:p text:style-name="P2"><text:span text:style-name="T2">initproj <text:s text:c="3"/>=&gt; <text:s/>Add project</text:span></text:p>
        </text:list-item>
      </text:list>
      <text:list xml:id="list1677855894" text:style-name="L2">
        <text:list-item>
          <text:list>
            <text:list-item>
              <text:p text:style-name="P3"><text:span text:style-name="T2">strtndas <text:s text:c="3"/>=&gt; <text:s/>Start project</text:span></text:p>
            </text:list-item>
            <text:list-item>
              <text:p text:style-name="P3"><text:span text:style-name="T2">stpndas <text:s text:c="3"/>=&gt; <text:s/>Stop </text:span></text:p>
            </text:list-item>
            <text:list-item>
              <text:p text:style-name="P3"><text:span text:style-name="T2">delproj <text:s text:c="4"/>=&gt; <text:s/>Delete Project</text:span></text:p>
            </text:list-item>
            <text:list-item>
              <text:p text:style-name="P3"><text:span text:style-name="T2">hltndas <text:s text:c="4"/>=&gt; <text:s/>Finish </text:span></text:p>
            </text:list-item>
          </text:list>
        </text:list-item>
      </text:list>
      <text:p text:style-name="P1"><text:span text:style-name="T2"/></text:p>
      <text:p text:style-name="P1"><text:span text:style-name="T2"># initndas : [antmax] [corrsetup] [bandmask] [sub array no ] [.....]</text:span></text:p>
      <text:p text:style-name="P1"><text:span text:style-name="T2"/></text:p>
      <text:p text:style-name="P1"><text:span text:style-name="T2"># initprj <text:s text:c="2"/>: [antmax] [sub array] [proj title] [proj object ] [band mask selection] [prjcode]</text:span></text:p>
      <text:p text:style-name="P1"><text:span text:style-name="T2"/></text:p>
      <text:p text:style-name="P1"><text:span text:style-name="T2"># strtndas : [source param] [ freq param] [sub array number ] </text:span></text:p>
      <text:p text:style-name="P1"><text:span text:style-name="T2"/></text:p>
      <text:p text:style-name="P1"><text:span text:style-name="T2"># </text:span><text:span text:style-name="T3">Antenna name mentioned during initndas &amp; initproj should match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<text:s text:c="2"/></text:span></text:p>
      <text:p text:style-name="P8"><text:span text:style-name="T2"><text:s/></text:span><text:span text:style-name="T7">sub array <text:s text:c="3"/>cmd <text:s text:c="6"/>Cmd <text:s text:c="5"/>CMD <text:s text:c="5"/>CMODE <text:s text:c="8"/>Antenna <text:s text:c="35"/>File location </text:span></text:p>
      <text:p text:style-name="P9"><text:s text:c="6"/>Num <text:s text:c="6"/>num <text:s text:c="8"/>type <text:s text:c="46"/>mask </text:p>
      <text:p text:style-name="P4"><text:s text:c="5"/></text:p>
      <text:p text:style-name="P1"><text:span text:style-name="T2"><text:s/></text:span><text:span text:style-name="T8">1. <text:s/>0 <text:s text:c="6"/>0 <text:s text:c="5"/>das <text:s text:c="5"/>init <text:s text:c="3"/>8 <text:s text:c="4"/>7FFFFFFE <text:s text:c="4"/>F <text:s/>/home/teleset/gsb.hdr <text:s/>// Init Command  <text:s text:c="2"/></text:span></text:p>
      <text:p text:style-name="P6"><text:span text:style-name="T2"><text:s/>2. <text:s/>0 <text:s text:c="6"/>1 <text:s text:c="5"/>das <text:s text:c="3"/>addp <text:s text:c="2"/>8 <text:s text:c="4"/>/home/teleset/proj.hdr.user0 <text:s text:c="3"/>// ADD project command </text:span></text:p>
      <text:p text:style-name="P6"><text:span text:style-name="T2"><text:s text:c="5"/></text:span></text:p>
      <text:p text:style-name="P6"><text:span text:style-name="T2"><text:s/>3. 4 <text:s text:c="7"/>2 <text:s text:c="5"/>das <text:s text:c="3"/>start <text:s text:c="11"/>/home/teleset/scan.hdr.user4 <text:s text:c="3"/>// DAS Start command </text:span></text:p>
      <text:p text:style-name="P6"><text:span text:style-name="T2"><text:s text:c="3"/></text:span></text:p>
      <text:p text:style-name="P6"><text:span text:style-name="T2"><text:s/>4. 4 <text:s text:c="7"/>3 <text:s text:c="5"/>das <text:s text:c="5"/>stop <text:s text:c="58"/>// <text:s text:c="2"/>DAS Stop command </text:span></text:p>
      <text:p text:style-name="P6"><text:span text:style-name="T2"></text:span></text:p>
      <text:p text:style-name="P6"><text:span text:style-name="T2"><text:s/>5. 0 <text:s text:c="7"/>4 <text:s text:c="4"/>das <text:s text:c="6"/>delp <text:s text:c="2"/>8 <text:s text:c="50"/>// Delete project command </text:span></text:p>
      <text:p text:style-name="P6"><text:span text:style-name="T2"><text:s text:c="2"/></text:span></text:p>
      <text:p text:style-name="P6"><text:span text:style-name="T2"><text:s/>6. 0 <text:s text:c="8"/>5 <text:s text:c="4"/>das <text:s text:c="5"/>fini <text:s text:c="3"/>8 <text:s text:c="53"/>// Finish <text:s/>command </text:span></text:p>
      <text:p text:style-name="P6"><text:span text:style-name="T2"/></text:p>
      <text:p text:style-name="P6"><text:span text:style-name="T2"/></text:p>
      <text:p text:style-name="P7">gsb.hdr =&gt; GSB config header file.</text:p>
      <text:p text:style-name="P7"/>
      <text:p text:style-name="P7">proj.hdr.user0 =&gt; generated by Online</text:p>
      <text:p text:style-name="P7"/>
      <text:p text:style-name="P7">scan.hdr.user4 =&gt; generated by Online.</text:p>
      <text:p text:style-name="Standard"><text:span text:style-name="T3"/></text:p>
      <text:p text:style-name="P5">Msgtag structure is declared in display.h in present Online code which is used by Online to pass <text:s/>DAS command DAS server : </text:p>
      <text:p text:style-name="P5"/>
      <text:p text:style-name="P5"># display.h </text:p>
      <text:p text:style-name="P5"/>
      <text:p text:style-name="P12">typedef struct</text:p>
      <text:p text:style-name="P12">{</text:p>
      <text:p text:style-name="P12"><text:tab/>long type;</text:p>
      <text:p text:style-name="P12"><text:tab/>char buff[256];</text:p>
      <text:p text:style-name="P12">} msgtag;</text:p>
      <text:p text:style-name="Standard"><text:span text:style-name="T3"/></text:p>
      <text:p text:style-name="Standard"><text:span text:style-name="T3">DAS Server side : </text:span></text:p>
      <text:p text:style-name="Standard"><text:span text:style-name="T3"/></text:p>
      <text:p text:style-name="P5">Message queue structure </text:p>
      <text:p text:style-name="P5"/>
      <text:p text:style-name="P12">typedef struct</text:p>
      <text:p text:style-name="P12">{</text:p>
      <text:p text:style-name="P12"><text:tab/>long msglevel;</text:p>
      <text:p text:style-name="P12"><text:tab/>protocolType prot;</text:p>
      <text:p text:style-name="P12"><text:tab/>char buf[MsgSz];</text:p>
      <text:p text:style-name="P12">} MsgBufType;</text:p>
      <text:p text:style-name="P11"><text:span text:style-name="T3"/></text:p>
      <text:p text:style-name="P11"><text:span text:style-name="T3"/></text:p>
      <text:p text:style-name="Standard"><text:soft-page-break/><text:span text:style-name="T3"/></text:p>
      <text:p text:style-name="P14"><text:span text:style-name="T1">t</text:span><text:span text:style-name="T5">ypedef unsigned char <text:s/>UNC;</text:span></text:p>
      <text:p text:style-name="P13">typedef unsigned short UNS;</text:p>
      <text:p text:style-name="P13">typedef short <text:s text:c="8"/>SHRT;</text:p>
      <text:p text:style-name="P13">typedef unsigned long <text:s/>UNL;</text:p>
      <text:p text:style-name="P13">typedef unsigned int <text:s text:c="2"/>UNL;</text:p>
      <text:p text:style-name="P13"/>
      <text:p text:style-name="P13">typedef struct ProtTag</text:p>
      <text:p text:style-name="P13">{ </text:p>
      <text:p text:style-name="P13"><text:s text:c="3"/>UNC <text:s/>origin; <text:s text:c="16"/><text:span text:style-name="T6"><text:s/>/* MSG Originating station */</text:span></text:p>
      <text:p text:style-name="P13"><text:s text:c="3"/>UNC <text:s/>dest; <text:s text:c="18"/><text:span text:style-name="T6"><text:s/>/* Destination station */</text:span></text:p>
      <text:p text:style-name="P13"><text:s text:c="3"/>UNC <text:s/>type; <text:s text:c="13"/><text:span text:style-name="T6"><text:s/>/* The type of req, eg. Sh_com,RPC,FileIO,DAS,etc.*/</text:span></text:p>
      <text:p text:style-name="P13"><text:s text:c="3"/>UNC <text:s/>cmd; <text:s text:c="15"/><text:span text:style-name="T6"><text:s/>/* Actual service name or shell command. */</text:span></text:p>
      <text:p text:style-name="P13"><text:s text:c="3"/>UNC <text:s/>arg[4]; <text:s text:c="3"/><text:span text:style-name="T6">/*Used as a parameter of any type that can be coded in 4 bytes. */</text:span></text:p>
      <text:p text:style-name="P13"><text:s text:c="3"/>UNC <text:s/>id; <text:s text:c="8"/><text:span text:style-name="T6">/* Request no, from the origin, wraps at 2^8 */</text:span></text:p>
      <text:p text:style-name="P13"><text:s text:c="3"/>UNC <text:s/>flag; <text:s text:c="9"/><text:span text:style-name="T6"><text:s/>/* Flags of queries or replies */</text:span></text:p>
      <text:p text:style-name="P13"><text:s text:c="3"/>UNS <text:s/>usrflag; <text:s text:c="2"/><text:span text:style-name="T6"><text:s/>/* Any short val or set of flags for user */</text:span></text:p>
      <text:p text:style-name="P13"><text:s text:c="3"/>UNL <text:s/>len; <text:s text:c="6"/><text:span text:style-name="T6"><text:s/>/* Length of the packet that follows */</text:span></text:p>
      <text:p text:style-name="P13">} ProtocolType;</text:p>
      <text:p text:style-name="P13"></text:p>
      <text:p text:style-name="P13"># define ProtSz <text:s/>sizeof(ProtocolType)</text:p>
      <text:p text:style-name="P1"><text:span text:style-name="T2"/></text:p>
      <text:p text:style-name="P1"><text:span text:style-name="T2"># create_msgq_() </text:span></text:p>
      <text:p text:style-name="P1"><text:span text:style-name="T2"># send_msgq_() <text:s text:c="25"/></text:span></text:p>
      <text:p text:style-name="Standard"><text:span text:style-name="T3"><text:s text:c="3"/></text:span></text:p>
      <text:p text:style-name="Standard"><text:span text:style-name="T3"><text:s/>: Both the functions are defined in commstat.c </text:span></text:p>
      <text:p text:style-name="Standard"><text:span text:style-name="T3"><text:s/>: These functions called by CMDFRM.F </text:span></text:p>
      <text:p text:style-name="Standard"><text:span text:style-name="T3"/></text:p>
      <text:p text:style-name="Standard"><text:span text:style-name="T3"><text:s/>CMODE =&gt; 1 =&gt; <text:s/>USB</text:span></text:p>
      <text:p text:style-name="Standard"><text:span text:style-name="T3"><text:s/>CMODE =&gt; 2 =&gt; <text:s/>LSB</text:span></text:p>
      <text:p text:style-name="Standard"><text:span text:style-name="T3"><text:s/>CMODE =&gt; 3 =&gt; <text:s/>BOTH</text:span></text:p>
      <text:p text:style-name="Standard"><text:span text:style-name="T3"><text:s/>CMODE =&gt; 4 =&gt; <text:s/>DUMMY</text:span></text:p>
      <text:p text:style-name="Standard"><text:span text:style-name="T3"/></text:p>
      <text:p text:style-name="P15"><text:span text:style-name="T3">Stand alone MSG_queue_server has been tested with DAS Server upto ACK level. 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09-05T12:18:39</meta:creation-date>
    <dc:date>2013-09-06T15:45:06</dc:date>
    <dc:creator>teleset </dc:creator>
    <meta:editing-duration>PT21H55M52S</meta:editing-duration>
    <meta:editing-cycles>25</meta:editing-cycles>
    <meta:generator>LibreOffice/3.4$Linux LibreOffice_project/340m1$Build-602</meta:generator>
    <meta:document-statistic meta:table-count="0" meta:image-count="0" meta:object-count="0" meta:page-count="3" meta:paragraph-count="75" meta:word-count="439" meta:character-count="3191" meta:non-whitespace-character-count="2076"/>
  </office:meta>
</office:document-meta>
</file>